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d9be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344a34" officeooo:paragraph-rsid="00344a3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7a4ed" officeooo:paragraph-rsid="0017a4ed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4ed" officeooo:paragraph-rsid="001d9be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514" officeooo:paragraph-rsid="0017a4e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6c3b" officeooo:paragraph-rsid="00286c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4a34" officeooo:paragraph-rsid="00344a3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a4ed" officeooo:paragraph-rsid="002fe9ba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a2514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22d85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dfac" officeooo:paragraph-rsid="001fdfa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6898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1f393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4260b" officeooo:paragraph-rsid="0024260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68aab" officeooo:paragraph-rsid="00268aa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e6595" officeooo:paragraph-rsid="002e659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30734d" officeooo:paragraph-rsid="0030734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86c3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bd782" officeooo:paragraph-rsid="002bd78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7a4ed" officeooo:paragraph-rsid="0017a4e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83b71" officeooo:paragraph-rsid="00183b7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2fe9ba" officeooo:paragraph-rsid="002fe9b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1d5b5" officeooo:paragraph-rsid="0031d5b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a41cb" officeooo:paragraph-rsid="003a41c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03adb" officeooo:paragraph-rsid="00403ad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89545" officeooo:paragraph-rsid="003bf984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bf984" officeooo:paragraph-rsid="003bf98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7e976" officeooo:paragraph-rsid="0047e97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439b7d"/>
    </style:style>
    <style:style style:name="P4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7e976" officeooo:paragraph-rsid="0047e97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style:text-underline-style="none" fo:font-weight="normal" officeooo:rsid="0017a4ed" officeooo:paragraph-rsid="0046bba6" style:font-size-asian="15pt" style:font-weight-asian="normal" style:font-size-complex="15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officeooo:paragraph-rsid="0022d853"/>
    </style:style>
    <style:style style:name="P44" style:family="paragraph" style:parent-style-name="Standard" style:list-style-name="L7">
      <style:paragraph-properties fo:text-align="start" style:justify-single-word="false"/>
      <style:text-properties officeooo:paragraph-rsid="0022d853"/>
    </style:style>
    <style:style style:name="P45" style:family="paragraph" style:parent-style-name="Standard" style:list-style-name="L8">
      <style:paragraph-properties fo:text-align="start" style:justify-single-word="false"/>
      <style:text-properties officeooo:paragraph-rsid="0022d853"/>
    </style:style>
    <style:style style:name="P46" style:family="paragraph" style:parent-style-name="Standard" style:list-style-name="L10">
      <style:paragraph-properties fo:text-align="start" style:justify-single-word="false"/>
      <style:text-properties officeooo:paragraph-rsid="00286c3b"/>
    </style:style>
    <style:style style:name="P47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50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22d853" officeooo:paragraph-rsid="002bd782" style:font-size-asian="12pt" style:font-weight-asian="normal" style:font-size-complex="12pt" style:font-weight-complex="normal"/>
    </style:style>
    <style:style style:name="P51" style:family="paragraph" style:parent-style-name="Standard" style:list-style-name="L12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368207" style:font-size-asian="12pt" style:font-weight-asian="normal" style:font-size-complex="12pt" style:font-weight-complex="normal"/>
    </style:style>
    <style:style style:name="P52" style:family="paragraph" style:parent-style-name="Standard" style:list-style-name="L13">
      <style:paragraph-properties fo:text-align="start" style:justify-single-word="false"/>
      <style:text-properties style:font-name="Liberation Serif" fo:font-size="12pt" style:text-underline-style="none" fo:font-weight="normal" officeooo:rsid="00368207" officeooo:paragraph-rsid="00439b7d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a2514" officeooo:paragraph-rsid="001a2514" style:font-size-asian="12pt" style:font-weight-asian="normal" style:font-size-complex="12pt" style:font-weight-complex="normal"/>
    </style:style>
    <style:style style:name="P54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bfb44" officeooo:paragraph-rsid="001a2514" style:font-size-asian="12pt" style:font-weight-asian="normal" style:font-size-complex="12pt" style:font-weight-complex="normal"/>
    </style:style>
    <style:style style:name="P55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2pt" fo:font-weight="normal" officeooo:rsid="001d9be5" officeooo:paragraph-rsid="001d9be5" style:font-size-asian="12pt" style:font-weight-asian="normal" style:font-size-complex="12pt" style:font-weight-complex="normal"/>
    </style:style>
    <style:style style:name="P56" style:family="paragraph" style:parent-style-name="Standard" style:list-style-name="L5">
      <style:paragraph-properties fo:margin-left="3.752cm" fo:margin-right="0cm" fo:text-align="start" style:justify-single-word="false" fo:text-indent="-0.635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58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d9be5" officeooo:paragraph-rsid="001d9be5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style:text-underline-style="solid" style:text-underline-width="auto" style:text-underline-color="font-color" fo:font-weight="normal" officeooo:rsid="002bd782" officeooo:paragraph-rsid="0046bba6" style:font-size-asian="15pt" style:font-weight-asian="normal" style:font-size-complex="15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style:text-underline-style="none" fo:font-weight="normal" officeooo:rsid="0017a4ed" officeooo:paragraph-rsid="004af226" style:font-size-asian="15pt" style:font-weight-asian="normal" style:font-size-complex="15pt" style:font-weight-complex="normal"/>
    </style:style>
    <style:style style:name="P6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7e976" officeooo:paragraph-rsid="0047e976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91dc9" officeooo:paragraph-rsid="00491dc9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af226" officeooo:paragraph-rsid="004af226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7e976" officeooo:paragraph-rsid="004af226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91dc9" officeooo:paragraph-rsid="00491dc9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af226" officeooo:paragraph-rsid="004af22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4b6a63" officeooo:paragraph-rsid="004b6a63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b71" style:font-size-asian="12pt" style:font-size-complex="12pt"/>
    </style:style>
    <style:style style:name="T3" style:family="text">
      <style:text-properties fo:font-size="12pt" officeooo:rsid="0017a4ed" style:font-size-asian="12pt" style:font-size-complex="12pt"/>
    </style:style>
    <style:style style:name="T4" style:family="text">
      <style:text-properties fo:font-size="12pt" officeooo:rsid="001a2514" style:font-size-asian="12pt" style:font-size-complex="12pt"/>
    </style:style>
    <style:style style:name="T5" style:family="text">
      <style:text-properties fo:font-size="12pt" officeooo:rsid="001bfb44" style:font-size-asian="12pt" style:font-size-complex="12pt"/>
    </style:style>
    <style:style style:name="T6" style:family="text">
      <style:text-properties fo:font-size="12pt" style:text-underline-style="none" fo:font-weight="normal" officeooo:rsid="001d9be5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d853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51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f393c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6c3b" style:font-size-asian="12pt" style:font-weight-asian="normal" style:font-size-complex="12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d9be5"/>
    </style:style>
    <style:style style:name="T13" style:family="text">
      <style:text-properties style:text-underline-style="solid" style:text-underline-width="auto" style:text-underline-color="font-color" officeooo:rsid="002bd782"/>
    </style:style>
    <style:style style:name="T14" style:family="text">
      <style:text-properties style:text-underline-style="solid" style:text-underline-width="auto" style:text-underline-color="font-color" officeooo:rsid="002fe9ba"/>
    </style:style>
    <style:style style:name="T15" style:family="text">
      <style:text-properties style:text-underline-style="solid" style:text-underline-width="auto" style:text-underline-color="font-color" officeooo:rsid="0046bba6"/>
    </style:style>
    <style:style style:name="T16" style:family="text">
      <style:text-properties style:text-underline-style="solid" style:text-underline-width="auto" style:text-underline-color="font-color" officeooo:rsid="004af226"/>
    </style:style>
    <style:style style:name="T17" style:family="text">
      <style:text-properties officeooo:rsid="001f393c"/>
    </style:style>
    <style:style style:name="T18" style:family="text">
      <style:text-properties officeooo:rsid="001fdfac"/>
    </style:style>
    <style:style style:name="T19" style:family="text">
      <style:text-properties officeooo:rsid="0020f933"/>
    </style:style>
    <style:style style:name="T20" style:family="text">
      <style:text-properties officeooo:rsid="0024d791"/>
    </style:style>
    <style:style style:name="T21" style:family="text">
      <style:text-properties officeooo:rsid="0024e48b"/>
    </style:style>
    <style:style style:name="T22" style:family="text">
      <style:text-properties officeooo:rsid="0033d1fc"/>
    </style:style>
    <style:style style:name="T23" style:family="text">
      <style:text-properties officeooo:rsid="003bf984"/>
    </style:style>
    <style:style style:name="T24" style:family="text">
      <style:text-properties style:font-name="Liberation Serif" fo:font-size="12pt" style:text-underline-style="none" fo:font-weight="normal" officeooo:rsid="003dd1a6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style:text-underline-style="none" fo:font-weight="normal" officeooo:rsid="00403adb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style:text-underline-style="none" fo:font-weight="normal" officeooo:rsid="003fa7b2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style:text-underline-style="none" fo:font-weight="normal" officeooo:rsid="004262bb" style:font-size-asian="12pt" style:font-weight-asian="normal" style:font-size-complex="12pt" style:font-weight-complex="normal"/>
    </style:style>
    <style:style style:name="T28" style:family="text">
      <style:text-properties officeooo:rsid="00491936"/>
    </style:style>
    <style:style style:name="T29" style:family="text">
      <style:text-properties officeooo:rsid="00491dc9"/>
    </style:style>
    <style:style style:name="T30" style:family="text">
      <style:text-properties officeooo:rsid="004af226"/>
    </style:style>
    <style:style style:name="T31" style:family="text">
      <style:text-properties officeooo:rsid="002bd7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mana1:</text:p>
      <text:p text:style-name="P10"/>
      <text:p text:style-name="P10">Esta primera semana el pasante procedió a interactuar <text:s/>y entender el funcionamiento del sistema de trivias al que le iba a diseñar e integrar un sistema de recomendación personalizado para cada usuario de la plataforma según sus gustos eintereses mostrados en la plataforma</text:p>
      <text:p text:style-name="P4"/>
      <text:p text:style-name="P1"><text:span text:style-name="T11">Primer Sprint: (semana </text:span><text:span text:style-name="T12">2</text:span><text:span text:style-name="T11">)</text:span></text:p>
      <text:p text:style-name="P7"/>
      <text:p text:style-name="P30">+ Definición del algoritmo que se utilizará para implementar el cluster</text:p>
      <text:list xml:id="list2723929713" text:style-name="L1">
        <text:list-item>
          <text:p text:style-name="P53">Resultados en: tiposDeClusters.odt</text:p>
          <text:p text:style-name="P53"/>
        </text:list-item>
      </text:list>
      <text:p text:style-name="P14"><text:span text:style-name="T1">+ </text:span><text:span text:style-name="T3">Definición</text:span><text:span text:style-name="T1"> </text:span><text:span text:style-name="T4">d</text:span><text:span text:style-name="T1">el plan </text:span><text:span text:style-name="T4">inicial </text:span><text:span text:style-name="T1">del </text:span><text:span text:style-name="T4">funcionamiento del</text:span><text:span text:style-name="T1"> cluster.</text:span></text:p>
      <text:list xml:id="list3862193666" text:style-name="L2">
        <text:list-item>
          <text:p text:style-name="P57"><text:span text:style-name="T1">Se encuentra en: planCluster.</text:span><text:span text:style-name="T5">odt</text:span></text:p>
          <text:p text:style-name="P54"/>
        </text:list-item>
      </text:list>
      <text:p text:style-name="P31">+ Seleccionar las tablas de la base de datos de donde se agarrara toda la data que se utilizara</text:p>
      <text:p text:style-name="P13"><text:span text:style-name="T1">+ </text:span><text:span text:style-name="T2">Determinar los features iniciales que se utilizarán para elaborar el dataframe que se utilizará para el cluster</text:span></text:p>
      <text:list xml:id="list1840154747" text:style-name="L3">
        <text:list-item>
          <text:p text:style-name="P58"><text:span text:style-name="T2">S</text:span><text:span text:style-name="T1">e encuentra en: TablasFeatures.odt</text:span></text:p>
          <text:p text:style-name="P55"/>
        </text:list-item>
      </text:list>
      <text:p text:style-name="P32">+ Diseño de un conjunto de diseños de la posible interfaz y selección de uno por parte del cliente.</text:p>
      <text:p text:style-name="P32"/>
      <text:p text:style-name="P2"><text:span text:style-name="T12">Segundo</text:span><text:span text:style-name="T11"> Sprint: (semana </text:span><text:span text:style-name="T12"><text:s/>3 y semana 4</text:span><text:span text:style-name="T11">)</text:span></text:p>
      <text:p text:style-name="P5"/>
      <text:p text:style-name="P15">+ Investigación sobre las diferentes maneras de generar un DataFrame con Pandas</text:p>
      <text:p text:style-name="P15"/>
      <text:p text:style-name="P16">+ Determinar como <text:span text:style-name="T17">se </text:span>crear<text:span text:style-name="T17">á</text:span> el DataFrame</text:p>
      <text:list xml:id="list1710233704" text:style-name="L4">
        <text:list-item>
          <text:p text:style-name="P43"><text:span text:style-name="T8">Se encuentra en: </text:span><text:span text:style-name="T6">PruebaCrearDataFrame.odt</text:span></text:p>
        </text:list-item>
      </text:list>
      <text:list xml:id="list4046691895" text:style-name="L5">
        <text:list-header>
          <text:p text:style-name="P56"/>
        </text:list-header>
      </text:list>
      <text:p text:style-name="P16">+ Determinar el mejor modo de hacer el preprocesamiento de todos los tags (se le quitan los espacios en blanco)</text:p>
      <text:list xml:id="list2214262379" text:style-name="L6">
        <text:list-item>
          <text:p text:style-name="P47">Se encuentra en: PruebaBorrarEspaciosTags.odt</text:p>
        </text:list-item>
      </text:list>
      <text:p text:style-name="P17"/>
      <text:p text:style-name="P17">+ Pruebas para obtener el indice del cluster con mayor número de instancias</text:p>
      <text:p text:style-name="P18">+ Pruebas para obtener los datos relacionados al cluster seleccionado</text:p>
      <text:list xml:id="list3523236334" text:style-name="L7">
        <text:list-item>
          <text:p text:style-name="P44"><text:span text:style-name="T8">Se encuentra en: </text:span><text:span text:style-name="T9">PruebaAccesoInstanciasCentro.odt</text:span></text:p>
        </text:list-item>
      </text:list>
      <text:p text:style-name="P17"/>
      <text:p text:style-name="P20">+ Prueba sobre el mejor metodo para agregar elementos a una lista y para la concatenación de listas</text:p>
      <text:list xml:id="list93007408" text:style-name="L8">
        <text:list-item>
          <text:p text:style-name="P45"><text:span text:style-name="T8">Se encuentra en: </text:span><text:span text:style-name="T7">AgregadoYConcatenacionListas.odt</text:span></text:p>
          <text:p text:style-name="P48"/>
        </text:list-item>
      </text:list>
      <text:p text:style-name="P17">+ Crear entorno de la base de datos y su configuración</text:p>
      <text:p text:style-name="P17"/>
      <text:p text:style-name="P17">+ Creación de la aplicación dentro del api del proyecto y enrutamiento de la misma</text:p>
      <text:p text:style-name="P17"/>
      <text:p text:style-name="P17">+ Crear el código que extrae los features seleccionados de la base de datos, tanto para las trivias suscrita por el usuario como para las trivias publicadas</text:p>
      <text:p text:style-name="P17"/>
      <text:p text:style-name="P17"><text:soft-page-break/>+ Modificación al publishedManager, para poder obtener las trivias que fueron publicadas <text:s/>y que no han empezado aun</text:p>
      <text:p text:style-name="P17"/>
      <text:p text:style-name="P17">+ Reestructuración del view.py, para localizar todas las funcionalidades <text:span text:style-name="T18">d</text:span>el proceso de selección de las sugerencias, dentro de <text:s/>un método get, el cual se encargara de responder la solicitud <text:span text:style-name="T18">que le llegue al </text:span>api</text:p>
      <text:p text:style-name="P17"/>
      <text:p text:style-name="P19">+ Selección de nuevos features para agregar al modelo, <text:span text:style-name="T19">modificación respectiva del view.py para obtenerlos de la base de datos, y determinar la escala de valoración de una trivia</text:span></text:p>
      <text:p text:style-name="P6"><text:tab/></text:p>
      <text:p text:style-name="P20">+ <text:s/>Proceso de <text:span text:style-name="T21">normalización</text:span> de la dataframe</text:p>
      <text:p text:style-name="P6"/>
      <text:p text:style-name="P22">+ Redefinición del plan de funcionamiento del cluster tomando en cuenta los nuevos campos</text:p>
      <text:list xml:id="list2438103547" text:style-name="L9">
        <text:list-item>
          <text:p text:style-name="P49">Se encuentra en: <text:s/>planCluster.odt</text:p>
        </text:list-item>
      </text:list>
      <text:p text:style-name="P18"/>
      <text:p text:style-name="P23">+ <text:span text:style-name="T20">Creación</text:span> del archivo que generara la data de pru<text:span text:style-name="T20">e</text:span>ba, tanto la de las trivias publicadas como las trivias jugadas por el usuario, para entonar los <text:span text:style-name="T20">parámetros</text:span> del cluster</text:p>
      <text:p text:style-name="P24"/>
      <text:p text:style-name="P23">+ Investigación del <text:span text:style-name="T20">método</text:span> aggregate de Django y la <text:span text:style-name="T20">modificación</text:span> del view.py para utilizarlo</text:p>
      <text:p text:style-name="P23"/>
      <text:p text:style-name="P24">+ Creación de 3 trivias en la base de datos para probar la correcta extracción de la data</text:p>
      <text:p text:style-name="P24"/>
      <text:p text:style-name="P21">+ Prueba de extracción de la data de la base de datos</text:p>
      <text:list xml:id="list3778756779" text:style-name="L10">
        <text:list-item>
          <text:p text:style-name="P46"><text:span text:style-name="T7">Se encuentra en: <text:s/>PruebaExtraccionBD.</text:span><text:span text:style-name="T10">odt</text:span></text:p>
        </text:list-item>
      </text:list>
      <text:p text:style-name="P8"><text:tab/></text:p>
      <text:p text:style-name="P28">+ Modificación del bag of words</text:p>
      <text:p text:style-name="P29">+ Prueba de la correcta funcionalidad del bag of words en la data extraida</text:p>
      <text:list xml:id="list4108396466" text:style-name="L11">
        <text:list-item>
          <text:p text:style-name="P50">Se encuentra en: <text:s/>PruebaExtraccionBD.odt (pag 6)</text:p>
        </text:list-item>
      </text:list>
      <text:p text:style-name="P25"/>
      <text:p text:style-name="P26">+ Creación de los dataFrame de la data de prueba, de diferentes tamaños</text:p>
      <text:p text:style-name="P26"/>
      <text:p text:style-name="P27">+ Definir si se aceptan los tags que esten en el 30% o 40% del total del dataset</text:p>
      <text:p text:style-name="P9"/>
      <text:p text:style-name="P9"/>
      <text:p text:style-name="P11"><text:span text:style-name="T14">Tercer</text:span><text:span text:style-name="T13"> Sprint: (semana </text:span><text:span text:style-name="T12"><text:s/></text:span><text:span text:style-name="T14">5</text:span><text:span text:style-name="T12"> y semana </text:span><text:span text:style-name="T14">6</text:span><text:span text:style-name="T13">):</text:span></text:p>
      <text:p text:style-name="P33"/>
      <text:p text:style-name="P34">+ Búsqueda de métricas para ver que ta<text:span text:style-name="T22">n</text:span> buenos son los clusters encontrados</text:p>
      <text:p text:style-name="P34"/>
      <text:p text:style-name="P37">+ <text:span text:style-name="T23">P</text:span>rueba <text:span text:style-name="T23">de </text:span>comparación <text:span text:style-name="T23">de la </text:span>calidad de <text:span text:style-name="T23">los </text:span>modelo<text:span text:style-name="T23">s generados</text:span> <text:span text:style-name="T23">por el algoritmo de </text:span>kmeans y el <text:span text:style-name="T23">jerárquico</text:span></text:p>
      <text:p text:style-name="P38">+ Prueba de selección de preprocesamiento para la data</text:p>
      <text:list xml:id="list1883380829" text:style-name="L12">
        <text:list-item>
          <text:p text:style-name="P51">Se encuentra en: <text:s/>PruebaSeleccionDeDataYEntonacionDF.odt</text:p>
        </text:list-item>
      </text:list>
      <text:p text:style-name="P12"><text:tab/></text:p>
      <text:p text:style-name="P35">+ Investigación sobre overlapping</text:p>
      <text:p text:style-name="P35"/>
      <text:p text:style-name="P36">+ Eliminación de los duplicados en los tipos de premios de una trivia</text:p>
      <text:p text:style-name="P35"/>
      <text:p text:style-name="P40"><text:soft-page-break/><text:span text:style-name="T24">+ Pruebas de la </text:span><text:span text:style-name="T25">proporción</text:span><text:span text:style-name="T24"> de cada tipo de data que </text:span><text:span text:style-name="T26">contendrá</text:span><text:span text:style-name="T24"> el cluster </text:span><text:span text:style-name="T27">y definición de la cota para generar el cluster</text:span></text:p>
      <text:list xml:id="list1394509958" text:style-name="L13">
        <text:list-item>
          <text:p text:style-name="P52">Se encuentra en: <text:s/>PruebaCotaYPorcentajes.odt</text:p>
          <text:p text:style-name="P52"/>
        </text:list-item>
      </text:list>
      <text:p text:style-name="P42"><text:span text:style-name="T15">Cuarto</text:span><text:span text:style-name="T13"> Sprint: (semana </text:span><text:span text:style-name="T12"><text:s/></text:span><text:span text:style-name="T15">7</text:span><text:span text:style-name="T12"> y semana </text:span><text:span text:style-name="T15">8</text:span><text:span text:style-name="T13">):</text:span></text:p>
      <text:p text:style-name="P59"/>
      <text:p text:style-name="P39">+ Introducir los cambios necesarios encontrados en las pruebas de proporción y cota en el proyecto</text:p>
      <text:p text:style-name="P41">* <text:span text:style-name="T28">J</text:span>untar la data de suscritos y publicados en un solo dataset</text:p>
      <text:p text:style-name="P41">* Agregar una columna <text:span text:style-name="T28">para identificar si la trivia es publicada (1) o suscrita (0)</text:span></text:p>
      <text:p text:style-name="P41">* <text:span text:style-name="T29">Luego de generar el cluster, agregar al dataset el label de a que cluster pertenece cada trivia</text:span></text:p>
      <text:p text:style-name="P41">* <text:span text:style-name="T28">Selección de trivias para las sugerencias</text:span></text:p>
      <text:p text:style-name="P62">* Modificación del queryset de las trivias publicadas, para excluir aquellas que ya fueron suscritas por el usuario</text:p>
      <text:p text:style-name="P65">+ Generación de las trivias dummy en la base de datos, se generaron 26 trivias, 4 finalizadas y 22 publicadas</text:p>
      <text:p text:style-name="P65">+ Planificación del modelo para guardar las sugerencias que se obtengan</text:p>
      <text:p text:style-name="P65">+ Pruebas de la funcionalidad de la selección de las sugerencias</text:p>
      <text:p text:style-name="P65">+ Revisión de la data de las trivias en la Base de Datos</text:p>
      <text:p text:style-name="P65">+ Excluir la columna de porcentaje de inscritos de la normalización</text:p>
      <text:p text:style-name="P65">+ <text:span text:style-name="T30">Creación</text:span> de modo de <text:span text:style-name="T30">compensación</text:span> de la cantidad de trivias <text:span text:style-name="T30">para el caso donde algún cluster no tiene trivias suscritas</text:span></text:p>
      <text:p text:style-name="P66">+ Ordenamiento de las trivias por el porcentaje de inscritos</text:p>
      <text:p text:style-name="P63">*refactor del getTags para que siempre mantenga la columna de porcentaje de inscritos, para lo cual se excluye dicha columna de la data que se pasa por el pca(.9)</text:p>
      <text:p text:style-name="P66">+ Verificación de código <text:s/>para el modo de compensación creado</text:p>
      <text:p text:style-name="P66">+ Creación<text:span text:style-name="T29"> de modo de </text:span>compensación<text:span text:style-name="T29"> de la cantidad de trivias </text:span>para el caso donde todos los clusters tienen trivias suscritas</text:p>
      <text:p text:style-name="P66">+ Guardia de cantidad de trivias publicadas <text:s/>es menor <text:s/>al número de las k sugerencias sugeridas</text:p>
      <text:p text:style-name="P66"/>
      <text:p text:style-name="P60"><text:span text:style-name="T16">Quin</text:span><text:span text:style-name="T15">to</text:span><text:span text:style-name="T13"> Sprint: (semana </text:span><text:span text:style-name="T12"><text:s/></text:span><text:span text:style-name="T16">9</text:span><text:span text:style-name="T12"> y semana </text:span><text:span text:style-name="T16">10</text:span><text:span text:style-name="T13">):</text:span></text:p>
      <text:p text:style-name="P60"><text:span text:style-name="T13"/></text:p>
      <text:p text:style-name="P64"><text:span text:style-name="T31">+ Prueba para los modos de compensación</text:span></text:p>
      <text:p text:style-name="P67">+ Creación del modelo y serializador para almacenar la data</text:p>
      <text:p text:style-name="P67">+ Guardado de las sugerencias en la base de datos</text:p>
      <text:p text:style-name="P67"/>
      <text:p text:style-name="P67"/>
      <text:p text:style-name="P60"/>
      <text:p text:style-name="P65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9:52:03.596283486</meta:creation-date>
    <dc:date>2020-03-03T11:13:53.650113632</dc:date>
    <meta:editing-duration>P8DT4H30M21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3" meta:paragraph-count="81" meta:word-count="945" meta:character-count="5574" meta:non-whitespace-character-count="4700"/>
  </office:meta>
</office:document-meta>
</file>